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10.00pt"/>
    </style:style>
    <style:style style:name="P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Qu'est-ce qu'OpenVPN</text:span></text:p>
      <text:p text:style-name="P2"><draw:frame text:anchor-type="as-char" svg:width="146.58mm" svg:height="81.49mm" style:rel-width="scale" style:rel-height="scale"><draw:object-ole xlink:href="OleObj1"/><draw:image xlink:href="ObjectReplacements/OleObj1"/></draw:frame><text:span text:style-name="T1"/></text:p>
      <text:p text:style-name="P2"><text:span text:style-name="T1">Un VPN (Virtual Private Network) est un réseau privé sécurisé qui sert de tunnel (grâce au protocole d'encapsulation) entre 2 outils numériques. Il permet de créer des liens pour communiquer et partager, et d'avoir accès aux ressources d'un réseau privé distant.</text:span></text:p>
      <text:p text:style-name="P2"><text:span text:style-name="T1">Il existe plusieurs VPN comme IPsec, PPTP, OpenVPN, etc..</text:span></text:p>
      <text:p text:style-name="P2"><text:span text:style-name="T1">OpenVPN est un protocole et un logiciel qui permet d'établir une connexion VPN facile et visuel de façon sécurisée. Il est open source, gratuit et fi<text:tab/>able et compatible avec de nombreux outils (pfSense, Synology, Stormshield, etc..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